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stroke-dash="Dashed_20__28_var_29__20_4" svg:stroke-width="0cm" draw:stroke-linejoin="none" svg:stroke-linecap="butt" draw:fill="solid" draw:fill-color="#d80073" draw:textarea-horizontal-align="center" draw:textarea-vertical-align="middle"/>
    </style:style>
    <style:style style:name="gr3" style:family="graphic" style:parent-style-name="standard">
      <style:graphic-properties draw:stroke="solid" draw:stroke-dash="Dashed_20__28_var_29__20_4" svg:stroke-width="0.047cm" svg:stroke-color="#a50040" draw:stroke-linejoin="miter" svg:stroke-linecap="butt" draw:fill="none" draw:fill-color="#d80073" draw:textarea-horizontal-align="center" draw:textarea-vertical-align="middle" fo:padding-top="0.148cm" fo:padding-bottom="0.148cm" fo:padding-left="0.273cm" fo:padding-right="0.273cm"/>
    </style:style>
    <style:style style:name="gr4" style:family="graphic" style:parent-style-name="standard">
      <style:graphic-properties draw:stroke="none" draw:fill="none" draw:fill-color="#ffffff" draw:textarea-horizontal-align="left" draw:auto-grow-width="true" fo:min-height="0.632cm" fo:min-width="1.57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stroke-dash="Dashed_20__28_var_29__20_4" svg:stroke-width="0cm" svg:stroke-color="#a50040" draw:stroke-linejoin="none" svg:stroke-linecap="butt" draw:fill="solid" draw:fill-color="#60a917" draw:textarea-horizontal-align="center" draw:textarea-vertical-align="middle"/>
    </style:style>
    <style:style style:name="gr6" style:family="graphic" style:parent-style-name="standard">
      <style:graphic-properties draw:stroke="solid" draw:stroke-dash="Dashed_20__28_var_29__20_4" svg:stroke-width="0.047cm" svg:stroke-color="#2d7600" draw:stroke-linejoin="miter" svg:stroke-linecap="butt" draw:fill="none" draw:fill-color="#60a917" draw:textarea-horizontal-align="center" draw:textarea-vertical-align="middle" fo:padding-top="0.148cm" fo:padding-bottom="0.148cm" fo:padding-left="0.273cm" fo:padding-right="0.273cm"/>
    </style:style>
    <style:style style:name="gr7" style:family="graphic" style:parent-style-name="standard">
      <style:graphic-properties draw:stroke="none" draw:fill="none" draw:fill-color="#ffffff" draw:textarea-horizontal-align="left" draw:auto-grow-width="true" fo:min-height="0.632cm" fo:min-width="1.89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stroke-dash="Dashed_20__28_var_29__20_4" svg:stroke-width="0cm" svg:stroke-color="#2d7600" draw:stroke-linejoin="none" svg:stroke-linecap="butt" draw:fill="solid" draw:fill-color="#6a00ff" draw:textarea-horizontal-align="center" draw:textarea-vertical-align="middle"/>
    </style:style>
    <style:style style:name="gr9" style:family="graphic" style:parent-style-name="standard">
      <style:graphic-properties draw:stroke="solid" draw:stroke-dash="Dashed_20__28_var_29__20_4" svg:stroke-width="0.047cm" svg:stroke-color="#3700cc" draw:stroke-linejoin="miter" svg:stroke-linecap="butt" draw:fill="none" draw:fill-color="#6a00ff" draw:textarea-horizontal-align="center" draw:textarea-vertical-align="middle" fo:padding-top="0.148cm" fo:padding-bottom="0.148cm" fo:padding-left="0.273cm" fo:padding-right="0.273cm"/>
    </style:style>
    <style:style style:name="gr10" style:family="graphic" style:parent-style-name="standard">
      <style:graphic-properties draw:stroke="none" draw:fill="none" draw:fill-color="#ffffff" draw:textarea-horizontal-align="left" draw:auto-grow-width="true" fo:min-height="0.632cm" fo:min-width="1.07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stroke-dash="Dashed_20__28_var_29__20_4" svg:stroke-width="0cm" svg:stroke-color="#3700cc" draw:stroke-linejoin="none" svg:stroke-linecap="butt" draw:fill="solid" draw:fill-color="#ffffff" draw:textarea-horizontal-align="center" draw:textarea-vertical-align="middle"/>
    </style:style>
    <style:style style:name="gr12" style:family="graphic" style:parent-style-name="standard">
      <style:graphic-properties draw:stroke="solid" draw:stroke-dash="Dashed_20__28_var_29__20_4" svg:stroke-width="0.047cm" svg:stroke-color="#000000" draw:stroke-linejoin="miter" svg:stroke-linecap="butt" draw:fill="none" draw:fill-color="#ffffff" draw:textarea-horizontal-align="center" draw:textarea-vertical-align="middle" fo:padding-top="0.148cm" fo:padding-bottom="0.148cm" fo:padding-left="0.273cm" fo:padding-right="0.273cm"/>
    </style:style>
    <style:style style:name="gr13" style:family="graphic" style:parent-style-name="standard">
      <style:graphic-properties draw:stroke="none" draw:fill="none" draw:fill-color="#ffffff" draw:textarea-horizontal-align="left" draw:auto-grow-width="true" fo:min-height="0.632cm" fo:min-width="2.46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ffffff" draw:textarea-horizontal-align="center" draw:textarea-vertical-align="middle"/>
    </style:style>
    <style:style style:name="gr15" style:family="graphic" style:parent-style-name="standard">
      <style:graphic-properties draw:stroke="none" draw:fill="none" draw:fill-color="#ffffff" draw:textarea-horizontal-align="left" draw:auto-grow-width="true" fo:min-height="0.632cm" fo:min-width="1.48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766cm" fo:min-width="3.818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828cm" fo:min-width="0.758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solid" draw:fill-color="#d80073"/>
      <style:paragraph-properties fo:text-align="center"/>
    </style:style>
    <style:style style:name="P3" style:family="paragraph">
      <loext:graphic-properties draw:fill="none" draw:fill-color="#d80073"/>
      <style:paragraph-properties fo:text-align="center"/>
    </style:style>
    <style:style style:name="P4" style:family="paragraph">
      <style:text-properties fo:color="#ffffff" style:text-outline="false" style:text-line-through-style="none" style:text-line-through-type="none" style:font-name="Helvetica" fo:font-size="16.1000003814697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6.1000003814697pt" style:font-name-complex="Helvetica" style:font-size-complex="16.1000003814697pt" style:text-scale="100%" style:text-overline-style="none" style:text-overline-color="font-color"/>
    </style:style>
    <style:style style:name="P5" style:family="paragraph">
      <loext:graphic-properties draw:fill="none" draw:fill-color="#ffffff"/>
      <style:text-properties fo:color="#ffffff" style:text-outline="false" style:text-line-through-style="none" style:text-line-through-type="none" style:font-name="Helvetica" fo:font-size="16.1000003814697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6.1000003814697pt" style:font-name-complex="Helvetica" style:font-size-complex="16.1000003814697pt" style:text-scale="100%" style:text-overline-style="none" style:text-overline-color="font-color"/>
    </style:style>
    <style:style style:name="P6" style:family="paragraph">
      <loext:graphic-properties draw:fill="solid" draw:fill-color="#60a917"/>
      <style:paragraph-properties fo:text-align="center"/>
    </style:style>
    <style:style style:name="P7" style:family="paragraph">
      <loext:graphic-properties draw:fill="none" draw:fill-color="#60a917"/>
      <style:paragraph-properties fo:text-align="center"/>
    </style:style>
    <style:style style:name="P8" style:family="paragraph">
      <loext:graphic-properties draw:fill="solid" draw:fill-color="#6a00ff"/>
      <style:paragraph-properties fo:text-align="center"/>
    </style:style>
    <style:style style:name="P9" style:family="paragraph">
      <loext:graphic-properties draw:fill="none" draw:fill-color="#6a00ff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style:text-properties fo:color="#000000" style:text-outline="false" style:text-line-through-style="none" style:text-line-through-type="none" style:font-name="Helvetica" fo:font-size="16.1000003814697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6.1000003814697pt" style:font-name-complex="Helvetica" style:font-size-complex="16.1000003814697pt" style:text-scale="100%" style:text-overline-style="none" style:text-overline-color="font-color"/>
    </style:style>
    <style:style style:name="P13" style:family="paragraph">
      <loext:graphic-properties draw:fill="none" draw:fill-color="#ffffff"/>
      <style:text-properties fo:color="#000000" style:text-outline="false" style:text-line-through-style="none" style:text-line-through-type="none" style:font-name="Helvetica" fo:font-size="16.1000003814697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6.1000003814697pt" style:font-name-complex="Helvetica" style:font-size-complex="16.1000003814697pt" style:text-scale="100%" style:text-overline-style="none" style:text-overline-color="font-color"/>
    </style:style>
    <style:style style:name="P14" style:family="paragraph">
      <style:paragraph-properties fo:text-align="center"/>
      <style:text-properties fo:font-size="16pt" style:font-size-asian="16pt" style:font-size-complex="16pt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nvoy + OPA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nvoy + OPA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Envoy calls out to Auth Service</text:p>
              </text:list-item>
              <text:list-item>
                <text:p>OPA plugin that implements an Envoy Auth Service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polygon draw:style-name="gr2" draw:text-style-name="P2" draw:layer="layout" svg:width="5.679cm" svg:height="5.204cm" svg:x="6.189cm" svg:y="4.732cm" svg:viewBox="0 0 5680 5205" draw:points="2840,5205 0,5205 0,0 5680,0 5680,5205">
          <text:p/>
        </draw:polygon>
        <draw:polygon draw:style-name="gr3" draw:text-style-name="P3" draw:layer="layout" svg:width="5.679cm" svg:height="5.204cm" svg:x="6.189cm" svg:y="4.732cm" svg:viewBox="0 0 5680 5205" draw:points="2840,5205 0,5205 0,0 5680,0 5680,5205">
          <text:p/>
        </draw:polygon>
        <draw:frame draw:style-name="gr4" draw:text-style-name="P5" draw:layer="layout" svg:width="1.581cm" svg:height="0.632cm" svg:x="6.26cm" svg:y="5.094cm">
          <draw:text-box>
            <text:p text:style-name="P4">Envoy</text:p>
          </draw:text-box>
        </draw:frame>
        <draw:polygon draw:style-name="gr5" draw:text-style-name="P6" draw:layer="layout" svg:width="5.679cm" svg:height="2.838cm" svg:x="6.189cm" svg:y="10.884cm" svg:viewBox="0 0 5680 2839" draw:points="2840,2839 0,2839 0,0 5680,0 5680,2839">
          <text:p/>
        </draw:polygon>
        <draw:polygon draw:style-name="gr6" draw:text-style-name="P7" draw:layer="layout" svg:width="5.679cm" svg:height="2.838cm" svg:x="6.189cm" svg:y="10.884cm" svg:viewBox="0 0 5680 2839" draw:points="2840,2839 0,2839 0,0 5680,0 5680,2839">
          <text:p/>
        </draw:polygon>
        <draw:frame draw:style-name="gr7" draw:text-style-name="P5" draw:layer="layout" svg:width="1.899cm" svg:height="0.632cm" svg:x="8.035cm" svg:y="11.955cm">
          <draw:text-box>
            <text:p text:style-name="P4">Service</text:p>
          </draw:text-box>
        </draw:frame>
        <draw:polygon draw:style-name="gr8" draw:text-style-name="P8" draw:layer="layout" svg:width="5.679cm" svg:height="2.838cm" svg:x="16.128cm" svg:y="5.679cm" svg:viewBox="0 0 5680 2839" draw:points="2840,2839 0,2839 0,0 5680,0 5680,2839">
          <text:p/>
        </draw:polygon>
        <draw:polygon draw:style-name="gr9" draw:text-style-name="P9" draw:layer="layout" svg:width="5.679cm" svg:height="2.838cm" svg:x="16.128cm" svg:y="5.679cm" svg:viewBox="0 0 5680 2839" draw:points="2840,2839 0,2839 0,0 5680,0 5680,2839">
          <text:p/>
        </draw:polygon>
        <draw:frame draw:style-name="gr10" draw:text-style-name="P5" draw:layer="layout" svg:width="1.077cm" svg:height="0.632cm" svg:x="18.4cm" svg:y="6.75cm">
          <draw:text-box>
            <text:p text:style-name="P4">Opa</text:p>
          </draw:text-box>
        </draw:frame>
        <draw:polygon draw:style-name="gr11" draw:text-style-name="P10" draw:layer="layout" svg:width="4.732cm" svg:height="0.946cm" svg:x="6.663cm" svg:y="6.625cm" svg:viewBox="0 0 4733 947" draw:points="2366,947 0,947 0,0 4733,0 4733,947">
          <text:p/>
        </draw:polygon>
        <draw:polygon draw:style-name="gr12" draw:text-style-name="P11" draw:layer="layout" svg:width="4.732cm" svg:height="0.946cm" svg:x="6.663cm" svg:y="6.625cm" svg:viewBox="0 0 4733 947" draw:points="2366,947 0,947 0,0 4733,0 4733,947">
          <text:p/>
        </draw:polygon>
        <draw:frame draw:style-name="gr13" draw:text-style-name="P13" draw:layer="layout" svg:width="2.47cm" svg:height="0.632cm" svg:x="6.734cm" svg:y="6.75cm">
          <draw:text-box>
            <text:p text:style-name="P12">ext_authz</text:p>
          </draw:text-box>
        </draw:frame>
        <draw:polygon draw:style-name="gr14" draw:text-style-name="P10" draw:layer="layout" svg:width="4.732cm" svg:height="0.946cm" svg:x="6.663cm" svg:y="8.518cm" svg:viewBox="0 0 4733 947" draw:points="2366,947 0,947 0,0 4733,0 4733,947">
          <text:p/>
        </draw:polygon>
        <draw:polygon draw:style-name="gr12" draw:text-style-name="P11" draw:layer="layout" svg:width="4.732cm" svg:height="0.946cm" svg:x="6.663cm" svg:y="8.518cm" svg:viewBox="0 0 4733 947" draw:points="2366,947 0,947 0,0 4733,0 4733,947">
          <text:p/>
        </draw:polygon>
        <draw:frame draw:style-name="gr15" draw:text-style-name="P13" draw:layer="layout" svg:width="1.492cm" svg:height="0.632cm" svg:x="6.734cm" svg:y="8.643cm">
          <draw:text-box>
            <text:p text:style-name="P12">router</text:p>
          </draw:text-box>
        </draw:frame>
        <draw:custom-shape draw:style-name="gr16" draw:text-style-name="P14" xml:id="id1" draw:id="id1" draw:layer="layout" svg:width="4.318cm" svg:height="1.016cm" svg:x="6.858cm" svg:y="1.27cm">
          <text:p text:style-name="P14"><text:span text:style-name="T1">GET /people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.778cm" svg:height="1.524cm" svg:x="4.572cm" svg:y="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1" svg:path="M0.00453571428571429 0.0483809523809524v0.241904761904762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1" svg:path="M0.0226785714285714 0.307746031746032l0.231285714285714-0.0013333333333333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1" svg:path="M0.253964285714286 0.322539682539682c-0.240357142857143 0.105396825396825-0.222214285714286 0.0322539682539683-0.249428571428571 0.0645079365079365l-0.00907142857142857 0.0322539682539683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1" svg:path="M-0.00453571428571429 0.518031746031746v0.0601269841269841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7T10:08:27.025878541</meta:creation-date>
    <dc:date>2020-10-27T10:34:52.086154146</dc:date>
    <meta:editing-duration>PT26M24S</meta:editing-duration>
    <meta:editing-cycles>5</meta:editing-cycles>
    <meta:generator>LibreOffice/6.4.6.2$Linux_X86_64 LibreOffice_project/40$Build-2</meta:generator>
    <meta:document-statistic meta:object-count="48"/>
  </office:meta>
</office:document-meta>
</file>